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3.oxt&#13;Update file created : StyleSwitcher.update.xml&#13;&#13;10.06.2021 08:18:4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3.oxt&#13;Update file created : StyleSwitcher-A.update.xml&#13;&#13;10.06.2021 08:18: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3.oxt&#13;Update file created : StyleSwitcher-L.update.xml&#13;&#13;10.06.2021 08:19: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9315612317932921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293808640823316912" text:style-name="L2">
        <text:list-item>
          <text:p text:style-name="P48">Version 2.1.2 :</text:p>
        </text:list-item>
      </text:list>
      <text:list xml:id="list1542740084669510807" text:style-name="L3">
        <text:list-item>
          <text:list>
            <text:list-item>
              <text:p text:style-name="P49">Localized help : resolved non-functional hyperlink due to API incompatibility introduced by Apache OpenOffice 4.1 (and LibreOffice 4.0).</text:p>
            </text:list-item>
          </text:list>
        </text:list-item>
      </text:list>
      <text:list xml:id="list28429332" text:continue-list="list7293808640823316912" text:style-name="L2">
        <text:list-item>
          <text:p text:style-name="P48">Version 2.1.1 :</text:p>
        </text:list-item>
      </text:list>
      <text:list xml:id="list503997689277163433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8429144" text:continue-list="list28429332" text:style-name="L2">
        <text:list-item>
          <text:p text:style-name="P48">Version 2.1.0 :</text:p>
        </text:list-item>
      </text:list>
      <text:list xml:id="list17687147582303917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8428944" text:continue-list="list28429144" text:style-name="L2">
        <text:list-item>
          <text:p text:style-name="P48">Version 2.0.0 :</text:p>
        </text:list-item>
      </text:list>
      <text:list xml:id="list99391238528245894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8401807" text:continue-list="list28428944" text:style-name="L2">
        <text:list-item>
          <text:p text:style-name="P48">Version 1.5.3 :</text:p>
        </text:list-item>
      </text:list>
      <text:list xml:id="list141151867783214051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588908364152005661"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088150437280094524"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38722460185011342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93132850901449204"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3776009704690953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134646294461861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08956987039843942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8296567168462691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92142270714397166"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220619346939111742" text:style-name="L17">
        <text:list-item>
          <text:p text:style-name="P63">Arg1 : <text:span text:style-name="InstructionMacro">String</text:span> : mandatory, type of control used for the button</text:p>
        </text:list-item>
      </text:list>
      <text:list xml:id="list151346027508424664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0235045277370372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74090354191934072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94864665937956514"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782139077639838"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32569021497743952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64071371740695384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35119206780235805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07354156206950176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26292818770432448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8256308858790077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22909679732313964"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65241743151404582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622377931242139677"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119939718871483358"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08791948662398808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73942635478702174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18707764706004904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679290831578178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3472301481811653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4189337268263217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84107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62616563938033300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26788058291121991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0361598294414045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1</dc:date>
     <text:p>internal</text:p>
     <text:p>Page2</text:p>
     <text:p/>
    </office:annotation>Paragraph styles</text:p>
      <text:p text:style-name="P28"><office:annotation>
     <dc:creator>BM</dc:creator>
     <dc:date>2008-03-13T00:00:00.81</dc:date>
     <text:p>internal</text:p>
     <text:p>Page7</text:p>
     <text:p/>
    </office:annotation>Hyperlinks</text:p>
      <text:p text:style-name="hlp_5f_paragraph"><text:span text:style-name="T14"><office:annotation>
      <dc:creator>BM</dc:creator>
      <dc:date>2008-03-13T00:00:00.81</dc:date>
      <text:p>internal</text:p>
      <text:p>Page3</text:p>
      <text:p/>
     </office:annotation></text:span><text:span text:style-name="T14">Text formatting</text:span></text:p>
      <text:p text:style-name="P28"><office:annotation>
     <dc:creator>BM</dc:creator>
     <dc:date>2008-03-26T00:00:00.8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2</dc:date>
     <text:p>external</text:p>
     <text:p>text/swriter/main0210.xhp</text:p>
     <text:p/>
    </office:annotation><text:span text:style-name="T14">Preview topic</text:span> </text:p>
      <text:p text:style-name="hlp_5f_paragraph">This hyperlink displays <text:s/><office:annotation>
     <dc:creator>BM</dc:creator>
     <dc:date>2008-03-15T00:00:00.8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429310" text:continue-list="list5679290831578178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8409537" text:continue-list="list284107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8419362" text:continue-list="list2842931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5" meta:character-count="8195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3")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